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7D2000005E2768EF8D0240B4240.jpg" manifest:media-type="image/jpeg"/>
  <manifest:file-entry manifest:full-path="Pictures/TablePreview2.svm" manifest:media-type=""/>
  <manifest:file-entry manifest:full-path="Pictures/TablePreview3.svm" manifest:media-type=""/>
  <manifest:file-entry manifest:full-path="Pictures/10000000000007D2000005DFF2A5940230F44C3F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53cm"/>
    </style:style>
    <style:style style:name="gr12" style:family="graphic" style:parent-style-name="objectwithoutfill">
      <style:graphic-properties svg:stroke-color="#111111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08cm"/>
    </style:style>
    <style:style style:name="pr1" style:family="presentation" style:parent-style-name="xinxinli-green-polygons-title">
      <style:graphic-properties draw:auto-grow-height="true" fo:min-height="2.54cm" fo:wrap-option="wrap"/>
    </style:style>
    <style:style style:name="pr2" style:family="presentation" style:parent-style-name="xinxinli-green-polygons-subtitle">
      <style:graphic-properties draw:fill-color="#ffffff" draw:auto-grow-height="true" fo:min-height="1.905cm" fo:wrap-option="wrap"/>
    </style:style>
    <style:style style:name="pr3" style:family="presentation" style:parent-style-name="xinxinli-green-polygons-notes">
      <style:graphic-properties draw:fill-color="#ffffff" draw:auto-grow-height="true" fo:min-height="12.573cm" fo:wrap-option="wrap"/>
    </style:style>
    <style:style style:name="pr4" style:family="presentation" style:parent-style-name="xinxinli-green-polygons-title">
      <style:graphic-properties fo:min-height="3.175cm"/>
    </style:style>
    <style:style style:name="pr5" style:family="presentation" style:parent-style-name="xinxinli-green-polygons-notes">
      <style:graphic-properties draw:fill-color="#ffffff" fo:min-height="12.572cm"/>
    </style:style>
    <style:style style:name="pr6" style:family="presentation" style:parent-style-name="xinxinli-green-polygons1-title">
      <style:graphic-properties fo:min-height="3.256cm" fo:wrap-option="wrap"/>
    </style:style>
    <style:style style:name="pr7" style:family="presentation" style:parent-style-name="xinxinli-green-polygons1-outline1">
      <style:graphic-properties fo:min-height="10.831cm" fo:wrap-option="wrap"/>
    </style:style>
    <style:style style:name="pr8" style:family="presentation" style:parent-style-name="xinxinli-green-polygons1-notes">
      <style:graphic-properties draw:fill-color="#ffffff" fo:min-height="12.322cm" fo:wrap-option="wrap"/>
    </style:style>
    <style:style style:name="pr9" style:family="presentation" style:parent-style-name="xinxinli-green-polygons1-title">
      <style:graphic-properties fo:min-height="3.506cm"/>
    </style:style>
    <style:style style:name="pr10" style:family="presentation" style:parent-style-name="xinxinli-green-polygons1-notes">
      <style:graphic-properties draw:fill-color="#ffffff" fo:min-height="12.572cm"/>
    </style:style>
    <style:style style:name="co1" style:family="table-column">
      <style:table-column-properties style:column-width="12.89cm" style:use-optimal-column-width="false"/>
    </style:style>
    <style:style style:name="co2" style:family="table-column">
      <style:table-column-properties style:column-width="12.864cm" style:use-optimal-column-width="false"/>
    </style:style>
    <style:style style:name="co3" style:family="table-column">
      <style:table-column-properties style:column-width="12.829cm" style:use-optimal-column-width="false"/>
    </style:style>
    <style:style style:name="co4" style:family="table-column">
      <style:table-column-properties style:column-width="12.75cm" style:use-optimal-column-width="false"/>
    </style:style>
    <style:style style:name="co5" style:family="table-column">
      <style:table-column-properties style:column-width="11.118cm" style:use-optimal-column-width="false"/>
    </style:style>
    <style:style style:name="co6" style:family="table-column">
      <style:table-column-properties style:column-width="13.106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0.902cm"/>
    </style:style>
    <style:style style:name="ro3" style:family="table-row">
      <style:table-row-properties style:row-height="0.864cm"/>
    </style:style>
    <style:style style:name="ro4" style:family="table-row">
      <style:table-row-properties style:row-height="0.774cm"/>
    </style:style>
    <style:style style:name="ro5" style:family="table-row">
      <style:table-row-properties style:row-height="0.943cm"/>
    </style:style>
    <style:style style:name="ro6" style:family="table-row">
      <style:table-row-properties style:row-height="0.957cm"/>
    </style:style>
    <style:style style:name="ro7" style:family="table-row">
      <style:table-row-properties style:row-height="-4.337cm"/>
    </style:style>
    <style:style style:name="ro8" style:family="table-row">
      <style:table-row-properties style:row-height="0.993cm"/>
    </style:style>
    <style:style style:name="ro9" style:family="table-row">
      <style:table-row-properties style:row-height="0.934cm"/>
    </style:style>
    <style:style style:name="ro10" style:family="table-row">
      <style:table-row-properties style:row-height="0.974cm"/>
    </style:style>
    <style:style style:name="ro11" style:family="table-row">
      <style:table-row-properties style:row-height="1.011cm"/>
    </style:style>
    <style:style style:name="ro12" style:family="table-row">
      <style:table-row-properties style:row-height="1.161cm"/>
    </style:style>
    <style:style style:name="ro13" style:family="table-row">
      <style:table-row-properties style:row-height="1.059cm"/>
    </style:style>
    <style:style style:name="ro14" style:family="table-row">
      <style:table-row-properties style:row-height="1.213cm"/>
    </style:style>
    <style:style style:name="ro15" style:family="table-row">
      <style:table-row-properties style:row-height="1.012cm"/>
    </style:style>
    <style:style style:name="ro16" style:family="table-row">
      <style:table-row-properties style:row-height="1.089cm"/>
    </style:style>
    <style:style style:name="ro17" style:family="table-row">
      <style:table-row-properties style:row-height="1.247cm"/>
    </style:style>
    <style:style style:name="ro18" style:family="table-row">
      <style:table-row-properties style:row-height="1.063cm"/>
    </style:style>
    <style:style style:name="ro19" style:family="table-row">
      <style:table-row-properties style:row-height="1.453cm"/>
    </style:style>
    <style:style style:name="ro20" style:family="table-row">
      <style:table-row-properties style:row-height="1.53cm"/>
    </style:style>
    <style:style style:name="ro21" style:family="table-row">
      <style:table-row-properties style:row-height="1.66cm"/>
    </style:style>
    <style:style style:name="ro22" style:family="table-row">
      <style:table-row-properties style:row-height="1.401cm"/>
    </style:style>
    <style:style style:name="ro23" style:family="table-row">
      <style:table-row-properties style:row-height="1.447cm"/>
    </style:style>
    <style:style style:name="ro24" style:family="table-row">
      <style:table-row-properties style:row-height="1.349cm"/>
    </style:style>
    <style:style style:name="ro25" style:family="table-row">
      <style:table-row-properties style:row-height="1.271cm"/>
    </style:style>
    <style:style style:name="ro26" style:family="table-row">
      <style:table-row-properties style:row-height="1.297cm"/>
    </style:style>
    <style:style style:name="ro27" style:family="table-row">
      <style:table-row-properties style:row-height="1.219cm"/>
    </style:style>
    <style:style style:name="ro28" style:family="table-row">
      <style:table-row-properties style:row-height="1.245cm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ffff" fo:font-size="36pt" style:font-size-asian="36pt" style:font-size-complex="36pt"/>
    </style:style>
    <style:style style:name="P10" style:family="paragraph">
      <style:text-properties fo:font-size="108pt" style:font-size-asian="108pt" style:font-size-complex="10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font-size="108pt" style:font-size-asian="108pt" style:font-size-complex="10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green-polygons" presentation:presentation-page-layout-name="AL1T0">
        <office:forms form:automatic-focus="false" form:apply-design-mode="false"/>
        <draw:frame presentation:style-name="pr1" draw:text-style-name="P1" draw:layer="layout" svg:width="17.08cm" svg:height="2.54cm" svg:x="5.455cm" svg:y="8.415cm" presentation:class="title" presentation:user-transformed="true">
          <draw:text-box>
            <text:p>Dungeon Crawl Game</text:p>
          </draw:text-box>
        </draw:frame>
        <draw:frame presentation:style-name="pr2" draw:text-style-name="P3" draw:layer="layout" svg:width="11.695cm" svg:height="1.905cm" svg:x="8.148cm" svg:y="11.455cm" presentation:class="subtitle" presentation:user-transformed="true">
          <draw:text-box>
            <text:p text:style-name="P2"><text:span text:style-name="T1">By: </text:span><text:span text:style-name="T1">Domini</text:span><text:span text:style-name="T1">c </text:span><text:span text:style-name="T1">Pontiou</text:span><text:span text:style-name="T1">s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green-polygons" presentation:presentation-page-layout-name="AL2T1">
        <office:forms form:automatic-focus="false" form:apply-design-mode="false"/>
        <draw:frame presentation:style-name="pr4" draw:layer="layout" svg:width="16.375cm" svg:height="3.175cm" svg:x="2.421cm" svg:y="0.254cm" presentation:class="title" presentation:user-transformed="true">
          <draw:text-box>
            <text:p>Requirements</text:p>
          </draw:text-box>
        </draw:frame>
        <draw:frame draw:style-name="standard" draw:layer="layout" svg:width="12.889cm" svg:height="6.064cm" svg:x="1.221cm" svg:y="4.6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2">GUI</text:span></text:p>
              </table:table-cell>
            </table:table-row>
            <table:table-row table:style-name="ro2">
              <table:table-cell table:style-name="gray2">
                <text:p>Uses the graphics library Qt</text:p>
              </table:table-cell>
            </table:table-row>
            <table:table-row table:style-name="ro3">
              <table:table-cell table:style-name="gray1">
                <text:p>Must have QMainWindow</text:p>
              </table:table-cell>
            </table:table-row>
            <table:table-row table:style-name="ro4">
              <table:table-cell table:style-name="gray2">
                <text:p>Must have at least 2 menus in QMenuBar</text:p>
              </table:table-cell>
            </table:table-row>
            <table:table-row table:style-name="ro5">
              <table:table-cell table:style-name="gray1">
                <text:p>Must have at least 1 Qdialog/QMessageBox</text:p>
              </table:table-cell>
            </table:table-row>
            <table:table-row table:style-name="ro6">
              <table:table-cell table:style-name="gray2">
                <text:p>Must be interactiv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863cm" svg:height="5.154cm" svg:x="14.314cm" svg:y="4.624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1">
                <text:p text:style-name="P5"><text:span text:style-name="T2">Web</text:span></text:p>
              </table:table-cell>
            </table:table-row>
            <table:table-row table:style-name="ro8">
              <table:table-cell table:style-name="gray2">
                <text:p>Must use HTML</text:p>
              </table:table-cell>
            </table:table-row>
            <table:table-row table:style-name="ro9">
              <table:table-cell table:style-name="gray1">
                <text:p>Must use CSS</text:p>
              </table:table-cell>
            </table:table-row>
            <table:table-row table:style-name="ro10">
              <table:table-cell table:style-name="gray2">
                <text:p>May use web server (Flask)</text:p>
              </table:table-cell>
            </table:table-row>
            <table:table-row table:style-name="ro11">
              <table:table-cell table:style-name="gray1">
                <text:p>Must have interactive compone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828cm" svg:height="3.235cm" svg:x="1.126cm" svg:y="12.665cm">
          <table:table table:template-name="default" table:use-first-row-styles="true" table:use-banding-rows-styles="true">
            <table:table-column table:style-name="co3"/>
            <table:table-row table:style-name="ro12">
              <table:table-cell table:style-name="ce1">
                <text:p text:style-name="P5"><text:span text:style-name="T2">Database</text:span></text:p>
              </table:table-cell>
            </table:table-row>
            <table:table-row table:style-name="ro3">
              <table:table-cell table:style-name="gray2">
                <text:p>Must have at least 1 table</text:p>
              </table:table-cell>
            </table:table-row>
            <table:table-row table:style-name="ro13">
              <table:table-cell table:style-name="gray1">
                <text:p>Must have a class that represents i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749cm" svg:height="3.313cm" svg:x="14.382cm" svg:y="12.639cm">
          <table:table table:template-name="default" table:use-first-row-styles="true" table:use-banding-rows-styles="true">
            <table:table-column table:style-name="co4"/>
            <table:table-row table:style-name="ro14">
              <table:table-cell table:style-name="ce2">
                <text:p text:style-name="P5"><text:span text:style-name="T3">Non-GUI</text:span></text:p>
              </table:table-cell>
            </table:table-row>
            <table:table-row table:style-name="ro15">
              <table:table-cell table:style-name="gray2">
                <text:p>Must be use-able without GUI</text:p>
              </table:table-cell>
            </table:table-row>
            <table:table-row table:style-name="ro16">
              <table:table-cell table:style-name="gray1">
                <text:p>Must be Object Orient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green-polygons1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2.362cm" presentation:class="title" presentation:user-transformed="true">
          <draw:text-box>
            <text:p>The Design Process</text:p>
          </draw:text-box>
        </draw:frame>
        <draw:frame presentation:style-name="pr7" draw:text-style-name="P2" draw:layer="layout" svg:width="25.199cm" svg:height="10.831cm" svg:x="1.4cm" svg:y="6.314cm" presentation:class="outline" presentation:user-transformed="true">
          <draw:text-box>
            <text:list text:style-name="L3">
              <text:list-item>
                <text:p>Required vs Optional Features in design</text:p>
              </text:list-item>
              <text:list-item>
                <text:p>Required<text:tab/><text:tab/><text:tab/><text:tab/><text:tab/><text:tab/><text:tab/><text:tab/><text:tab/>Optional</text:p>
              </text:list-item>
            </text:list>
          </draw:text-box>
        </draw:frame>
        <draw:frame draw:style-name="standard" draw:layer="layout" svg:width="11.117cm" svg:height="9.695cm" svg:x="1.54cm" svg:y="8.948cm">
          <table:table table:template-name="default" table:use-first-row-styles="true" table:use-banding-rows-styles="true">
            <table:table-column table:style-name="co5"/>
            <table:table-row table:style-name="ro17">
              <table:table-cell table:style-name="gray3">
                <text:p>Dynamic Graphic Display</text:p>
              </table:table-cell>
            </table:table-row>
            <table:table-row table:style-name="ro18">
              <table:table-cell table:style-name="gray2">
                <text:p>Keyboard Event Driven</text:p>
              </table:table-cell>
            </table:table-row>
            <table:table-row table:style-name="ro16">
              <table:table-cell table:style-name="gray1">
                <text:p>Database storing Tiles and Character</text:p>
              </table:table-cell>
            </table:table-row>
            <table:table-row table:style-name="ro19">
              <table:table-cell table:style-name="gray2">
                <text:p>Web Interface displaying database information</text:p>
              </table:table-cell>
            </table:table-row>
            <table:table-row table:style-name="ro20">
              <table:table-cell table:style-name="gray1">
                <text:p>Interactive Combat</text:p>
              </table:table-cell>
            </table:table-row>
            <table:table-row table:style-name="ro21">
              <table:table-cell table:style-name="gray2">
                <text:p>Display in game information MessageBox, MenuBar</text:p>
              </table:table-cell>
            </table:table-row>
            <table:table-row table:style-name="ro22">
              <table:table-cell table:style-name="gray1">
                <text:p>Object Oriente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105cm" svg:height="9.406cm" svg:x="13.715cm" svg:y="8.966cm">
          <table:table table:template-name="default" table:use-first-row-styles="true" table:use-banding-rows-styles="true">
            <table:table-column table:style-name="co6"/>
            <table:table-row table:style-name="ro23">
              <table:table-cell table:style-name="gray3">
                <text:p>Random Procedurally Generated Maps</text:p>
              </table:table-cell>
            </table:table-row>
            <table:table-row table:style-name="ro24">
              <table:table-cell table:style-name="gray2">
                <text:p>Login feature on Web associated with Players</text:p>
              </table:table-cell>
            </table:table-row>
            <table:table-row table:style-name="ro25">
              <table:table-cell table:style-name="gray1">
                <text:p>Save Game/ Load Game</text:p>
              </table:table-cell>
            </table:table-row>
            <table:table-row table:style-name="ro26">
              <table:table-cell table:style-name="gray2">
                <text:p>Web Interface showing saved info</text:p>
              </table:table-cell>
            </table:table-row>
            <table:table-row table:style-name="ro27">
              <table:table-cell table:style-name="gray1">
                <text:p>Interactive inventory</text:p>
              </table:table-cell>
            </table:table-row>
            <table:table-row table:style-name="ro28">
              <table:table-cell table:style-name="gray2">
                <text:p>Randomized damage in combat</text:p>
              </table:table-cell>
            </table:table-row>
            <table:table-row table:style-name="ro28">
              <table:table-cell table:style-name="gray1">
                <text:p>Equip item feature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green-polygons1" presentation:presentation-page-layout-name="AL2T1">
        <office:forms form:automatic-focus="false" form:apply-design-mode="false"/>
        <draw:frame presentation:style-name="pr9" draw:layer="layout" svg:width="25.199cm" svg:height="3.506cm" svg:x="0.455cm" svg:y="0.558cm" presentation:class="title" presentation:user-transformed="true">
          <draw:text-box>
            <text:p>Architecture-Object Oriented </text:p>
          </draw:text-box>
        </draw:frame>
        <draw:frame draw:style-name="gr2" draw:text-style-name="P7" draw:layer="layout" svg:width="5.715cm" svg:height="0.962cm" svg:x="11.303cm" svg:y="6.35cm">
          <draw:text-box>
            <text:p><text:span text:style-name="T4">Central </text:span><text:span text:style-name="T4">Widget</text:span></text:p>
          </draw:text-box>
        </draw:frame>
        <draw:frame draw:style-name="gr2" draw:text-style-name="P7" draw:layer="layout" svg:width="4.064cm" svg:height="0.962cm" svg:x="15.494cm" svg:y="7.874cm">
          <draw:text-box>
            <text:p><text:span text:style-name="T4">Game</text:span></text:p>
          </draw:text-box>
        </draw:frame>
        <draw:frame draw:style-name="gr3" draw:text-style-name="P7" draw:layer="layout" svg:width="2.145cm" svg:height="0.962cm" svg:x="15.635cm" svg:y="10.214cm">
          <draw:text-box>
            <text:p><text:span text:style-name="T4">World</text:span></text:p>
          </draw:text-box>
        </draw:frame>
        <draw:frame draw:style-name="gr2" draw:text-style-name="P7" draw:layer="layout" svg:width="4.826cm" svg:height="0.962cm" svg:x="22.098cm" svg:y="10.214cm">
          <draw:text-box>
            <text:p><text:span text:style-name="T4">Player</text:span></text:p>
          </draw:text-box>
        </draw:frame>
        <draw:frame draw:style-name="gr2" draw:text-style-name="P7" draw:layer="layout" svg:width="3.81cm" svg:height="0.962cm" svg:x="15.494cm" svg:y="12.754cm">
          <draw:text-box>
            <text:p><text:span text:style-name="T4">MapTiles</text:span></text:p>
          </draw:text-box>
        </draw:frame>
        <draw:frame draw:style-name="gr2" draw:text-style-name="P7" draw:layer="layout" svg:width="3.048cm" svg:height="0.962cm" svg:x="21.59cm" svg:y="16.764cm">
          <draw:text-box>
            <text:p><text:span text:style-name="T4">Items</text:span></text:p>
          </draw:text-box>
        </draw:frame>
        <draw:frame draw:style-name="gr2" draw:text-style-name="P7" draw:layer="layout" svg:width="3.81cm" svg:height="0.962cm" svg:x="23.622cm" svg:y="12.754cm">
          <draw:text-box>
            <text:p><text:span text:style-name="T4">Inventory</text:span></text:p>
          </draw:text-box>
        </draw:frame>
        <draw:frame draw:style-name="gr4" draw:text-style-name="P7" draw:layer="layout" svg:width="2.794cm" svg:height="1.673cm" svg:x="18.288cm" svg:y="15.222cm">
          <draw:text-box>
            <text:p><text:span text:style-name="T4">Combat</text:span></text:p>
          </draw:text-box>
        </draw:frame>
        <draw:frame draw:style-name="gr4" draw:text-style-name="P7" draw:layer="layout" svg:width="3.302cm" svg:height="1.673cm" svg:x="14.986cm" svg:y="15.24cm">
          <draw:text-box>
            <text:p><text:span text:style-name="T4">Enemies</text:span></text:p>
          </draw:text-box>
        </draw:frame>
        <draw:frame draw:style-name="gr2" draw:text-style-name="P7" draw:layer="layout" svg:width="4.064cm" svg:height="0.962cm" svg:x="19.304cm" svg:y="12.754cm">
          <draw:text-box>
            <text:p><text:span text:style-name="T4">Actions</text:span></text:p>
          </draw:text-box>
        </draw:frame>
        <draw:line draw:style-name="gr5" draw:text-style-name="P8" draw:layer="layout" svg:x1="15.494cm" svg:y1="8.128cm" svg:x2="14.478cm" svg:y2="7.366cm">
          <text:p/>
        </draw:line>
        <draw:line draw:style-name="gr5" draw:text-style-name="P8" draw:layer="layout" svg:x1="16.764cm" svg:y1="10.414cm" svg:x2="16.764cm" svg:y2="8.836cm">
          <text:p/>
        </draw:line>
        <draw:line draw:style-name="gr5" draw:text-style-name="P8" draw:layer="layout" svg:x1="22.606cm" svg:y1="10.214cm" svg:x2="17.78cm" svg:y2="8.836cm">
          <text:p/>
        </draw:line>
        <draw:line draw:style-name="gr5" draw:text-style-name="P8" draw:layer="layout" svg:x1="16.764cm" svg:y1="12.754cm" svg:x2="16.764cm" svg:y2="11.176cm">
          <text:p/>
        </draw:line>
        <draw:line draw:style-name="gr5" draw:text-style-name="P8" draw:layer="layout" svg:x1="22.098cm" svg:y1="16.764cm" svg:x2="18.288cm" svg:y2="13.716cm">
          <text:p/>
        </draw:line>
        <draw:line draw:style-name="gr5" draw:text-style-name="P8" draw:layer="layout" svg:x1="16.002cm" svg:y1="15.494cm" svg:x2="16.256cm" svg:y2="13.97cm">
          <text:p/>
        </draw:line>
        <draw:line draw:style-name="gr5" draw:text-style-name="P8" draw:layer="layout" svg:x1="19.05cm" svg:y1="15.222cm" svg:x2="17.272cm" svg:y2="13.97cm">
          <text:p/>
        </draw:line>
        <draw:line draw:style-name="gr5" draw:text-style-name="P8" draw:layer="layout" svg:x1="22.86cm" svg:y1="11.176cm" svg:x2="20.828cm" svg:y2="12.754cm">
          <text:p/>
        </draw:line>
        <draw:line draw:style-name="gr5" draw:text-style-name="P8" draw:layer="layout" svg:x1="19.558cm" svg:y1="13.208cm" svg:x2="18.288cm" svg:y2="13.208cm">
          <text:p/>
        </draw:line>
        <draw:line draw:style-name="gr5" draw:text-style-name="P8" draw:layer="layout" svg:x1="20.828cm" svg:y1="15.494cm" svg:x2="22.86cm" svg:y2="11.684cm">
          <text:p/>
        </draw:line>
        <draw:line draw:style-name="gr5" draw:text-style-name="P8" draw:layer="layout" svg:x1="22.86cm" svg:y1="17.018cm" svg:x2="23.368cm" svg:y2="11.684cm">
          <text:p/>
        </draw:line>
        <draw:line draw:style-name="gr5" draw:text-style-name="P8" draw:layer="layout" svg:x1="25.146cm" svg:y1="12.954cm" svg:x2="24.13cm" svg:y2="11.43cm">
          <text:p/>
        </draw:line>
        <draw:line draw:style-name="gr5" draw:text-style-name="P8" draw:layer="layout" svg:x1="21.59cm" svg:y1="17.272cm" svg:x2="18.034cm" svg:y2="16.002cm">
          <text:p/>
        </draw:line>
        <draw:frame draw:style-name="gr6" draw:text-style-name="P7" draw:layer="layout" svg:width="4.304cm" svg:height="0.962cm" svg:x="11.952cm" svg:y="3.81cm">
          <draw:text-box>
            <text:p><text:span text:style-name="T4">Main </text:span><text:span text:style-name="T4">Window</text:span></text:p>
          </draw:text-box>
        </draw:frame>
        <draw:line draw:style-name="gr5" draw:text-style-name="P8" draw:layer="layout" svg:x1="13.716cm" svg:y1="6.35cm" svg:x2="13.462cm" svg:y2="4.772cm">
          <text:p/>
        </draw:line>
        <draw:frame draw:style-name="gr7" draw:text-style-name="P7" draw:layer="layout" svg:width="3.211cm" svg:height="0.962cm" svg:x="11.684cm" svg:y="10.214cm">
          <draw:text-box>
            <text:p><text:span text:style-name="T4">Database</text:span></text:p>
          </draw:text-box>
        </draw:frame>
        <draw:frame draw:style-name="gr8" draw:text-style-name="P7" draw:layer="layout" svg:width="7.512cm" svg:height="0.962cm" svg:x="17.78cm" svg:y="3.81cm">
          <draw:text-box>
            <text:p><text:span text:style-name="T4">Character </text:span><text:span text:style-name="T4">Create </text:span><text:span text:style-name="T4">Widget</text:span></text:p>
          </draw:text-box>
        </draw:frame>
        <draw:frame draw:style-name="gr9" draw:text-style-name="P7" draw:layer="layout" svg:width="7.652cm" svg:height="0.962cm" svg:x="17.272cm" svg:y="5.388cm">
          <draw:text-box>
            <text:p><text:span text:style-name="T4">Base </text:span><text:span text:style-name="T4">Graphic </text:span><text:span text:style-name="T4">Tile </text:span><text:span text:style-name="T4">Widget</text:span></text:p>
          </draw:text-box>
        </draw:frame>
        <draw:frame draw:style-name="gr10" draw:text-style-name="P7" draw:layer="layout" svg:width="1.874cm" svg:height="0.962cm" svg:x="7.524cm" svg:y="4.064cm">
          <draw:text-box>
            <text:p><text:span text:style-name="T4">Main</text:span></text:p>
          </draw:text-box>
        </draw:frame>
        <draw:line draw:style-name="gr5" draw:text-style-name="P8" draw:layer="layout" svg:x1="11.684cm" svg:y1="4.318cm" svg:x2="9.398cm" svg:y2="4.572cm">
          <text:p/>
        </draw:line>
        <draw:line draw:style-name="gr5" draw:text-style-name="P8" draw:layer="layout" svg:x1="13.208cm" svg:y1="10.214cm" svg:x2="12.954cm" svg:y2="7.62cm">
          <text:p/>
        </draw:line>
        <draw:line draw:style-name="gr5" draw:text-style-name="P8" draw:layer="layout" svg:x1="17.272cm" svg:y1="5.842cm" svg:x2="16.256cm" svg:y2="4.572cm">
          <text:p/>
        </draw:line>
        <draw:line draw:style-name="gr5" draw:text-style-name="P8" draw:layer="layout" svg:x1="17.78cm" svg:y1="4.318cm" svg:x2="16.256cm" svg:y2="4.318cm">
          <text:p/>
        </draw:line>
        <draw:frame draw:style-name="gr11" draw:text-style-name="P7" draw:layer="layout" svg:width="2.953cm" svg:height="0.962cm" svg:x="5.334cm" svg:y="6.658cm">
          <draw:text-box>
            <text:p><text:span text:style-name="T4">WebRun</text:span></text:p>
          </draw:text-box>
        </draw:frame>
        <draw:line draw:style-name="gr12" draw:text-style-name="P8" draw:layer="layout" svg:x1="7.366cm" svg:y1="6.658cm" svg:x2="8.128cm" svg:y2="5.08cm">
          <text:p/>
        </draw:line>
        <draw:frame draw:style-name="gr13" draw:text-style-name="P7" draw:layer="layout" svg:width="3.622cm" svg:height="0.962cm" svg:x="0.508cm" svg:y="6.658cm">
          <draw:text-box>
            <text:p><text:span text:style-name="T4">WebConfig</text:span></text:p>
          </draw:text-box>
        </draw:frame>
        <draw:line draw:style-name="gr5" draw:text-style-name="P8" draw:layer="layout" svg:x1="4.13cm" svg:y1="7.112cm" svg:x2="5.334cm" svg:y2="7.112cm">
          <text:p/>
        </draw:line>
        <draw:frame draw:style-name="gr14" draw:text-style-name="P7" draw:layer="layout" svg:width="5.209cm" svg:height="0.962cm" svg:x="7.237cm" svg:y="8.636cm">
          <draw:text-box>
            <text:p><text:span text:style-name="T4">Web </text:span><text:span text:style-name="T4">DBConnec</text:span><text:span text:style-name="T4">t</text:span></text:p>
          </draw:text-box>
        </draw:frame>
        <draw:line draw:style-name="gr5" draw:text-style-name="P8" draw:layer="layout" svg:x1="12.192cm" svg:y1="10.214cm" svg:x2="11.43cm" svg:y2="9.598cm">
          <text:p/>
        </draw:line>
        <draw:line draw:style-name="gr5" draw:text-style-name="P8" draw:layer="layout" svg:x1="9.652cm" svg:y1="8.636cm" svg:x2="8.287cm" svg:y2="7.62cm">
          <text:p/>
        </draw:line>
        <draw:frame draw:style-name="gr15" draw:text-style-name="P7" draw:layer="layout" svg:width="3.592cm" svg:height="0.962cm" svg:x="5.08cm" svg:y="11.43cm">
          <draw:text-box>
            <text:p><text:span text:style-name="T4">WebForms</text:span></text:p>
          </draw:text-box>
        </draw:frame>
        <draw:frame draw:style-name="gr16" draw:text-style-name="P7" draw:layer="layout" svg:width="3.8cm" svg:height="0.962cm" svg:x="2.54cm" svg:y="9.198cm">
          <draw:text-box>
            <text:p><text:span text:style-name="T4">WebRoute</text:span><text:span text:style-name="T4">s</text:span></text:p>
          </draw:text-box>
        </draw:frame>
        <draw:line draw:style-name="gr5" draw:text-style-name="P8" draw:layer="layout" svg:x1="7.237cm" svg:y1="9.144cm" svg:x2="6.096cm" svg:y2="9.652cm">
          <text:p/>
        </draw:line>
        <draw:line draw:style-name="gr5" draw:text-style-name="P8" draw:layer="layout" svg:x1="4.826cm" svg:y1="9.398cm" svg:x2="5.842cm" svg:y2="7.874cm">
          <text:p/>
        </draw:line>
        <draw:line draw:style-name="gr5" draw:text-style-name="P8" draw:layer="layout" svg:x1="7.112cm" svg:y1="11.43cm" svg:x2="6.858cm" svg:y2="7.874cm">
          <text:p/>
        </draw:line>
        <draw:line draw:style-name="gr5" draw:text-style-name="P8" draw:layer="layout" svg:x1="8.89cm" svg:y1="9.906cm" svg:x2="7.874cm" svg:y2="11.43cm">
          <text:p/>
        </draw:line>
        <draw:line draw:style-name="gr5" draw:text-style-name="P8" draw:layer="layout" svg:x1="5.334cm" svg:y1="11.43cm" svg:x2="4.826cm" svg:y2="10.414cm">
          <text:p/>
        </draw:line>
        <draw:line draw:style-name="gr5" draw:text-style-name="P8" draw:layer="layout" svg:x1="23.368cm" svg:y1="17.018cm" svg:x2="24.892cm" svg:y2="13.97cm">
          <text:p/>
        </draw:line>
        <draw:frame draw:style-name="gr17" draw:text-style-name="P9" draw:layer="layout" svg:width="12.008cm" svg:height="1.673cm" svg:x="0.508cm" svg:y="16.002cm">
          <draw:text-box>
            <text:p><text:span text:style-name="T5">But </text:span><text:span text:style-name="T5">what </text:span><text:span text:style-name="T5">does </text:span><text:span text:style-name="T5">it </text:span><text:span text:style-name="T5">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green-polygons1" presentation:presentation-page-layout-name="AL2T1">
        <office:forms form:automatic-focus="false" form:apply-design-mode="false"/>
        <draw:frame presentation:style-name="pr9" draw:text-style-name="P10" draw:layer="layout" svg:width="25.199cm" svg:height="4.433cm" svg:x="6.043cm" svg:y="8.267cm" presentation:class="title" presentation:user-transformed="true">
          <draw:text-box>
            <text:p text:style-name="P10"><text:span text:style-name="T6">D</text:span><text:span text:style-name="T6">E</text:span><text:span text:style-name="T6">M</text:span><text:span text:style-name="T6">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xinxinli-green-polygons-background" style:family="presentation">
      <style:graphic-properties draw:stroke="none" draw:fill="none" fo:wrap-option="no-wrap"/>
      <style:text-properties style:letter-kerning="true"/>
    </style:style>
    <style:style style:name="xinxinli-green-polygon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-outline1" style:family="presentation">
      <style:graphic-properties draw:stroke="none" draw:fill="none" fo:wrap-option="no-wrap">
        <text:list-style style:name="xinxinli-green-polyg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outline2" style:family="presentation" style:parent-style-name="xinxinli-green-polygons-outline1">
      <style:paragraph-properties fo:margin-top="0cm" fo:margin-bottom="0.4cm"/>
      <style:text-properties fo:font-size="28pt" style:font-size-asian="28pt" style:font-size-complex="28pt"/>
    </style:style>
    <style:style style:name="xinxinli-green-polygons-outline3" style:family="presentation" style:parent-style-name="xinxinli-green-polygons-outline2">
      <style:paragraph-properties fo:margin-top="0cm" fo:margin-bottom="0.3cm"/>
      <style:text-properties fo:font-size="24pt" style:font-size-asian="24pt" style:font-size-complex="24pt"/>
    </style:style>
    <style:style style:name="xinxinli-green-polygons-outline4" style:family="presentation" style:parent-style-name="xinxinli-green-polygons-outline3">
      <style:paragraph-properties fo:margin-top="0cm" fo:margin-bottom="0.2cm"/>
      <style:text-properties fo:font-size="20pt" style:font-size-asian="20pt" style:font-size-complex="20pt"/>
    </style:style>
    <style:style style:name="xinxinli-green-polygons-outline5" style:family="presentation" style:parent-style-name="xinxinli-green-polygons-outline4">
      <style:paragraph-properties fo:margin-top="0cm" fo:margin-bottom="0.1cm"/>
      <style:text-properties fo:font-size="20pt" style:font-size-asian="20pt" style:font-size-complex="20pt"/>
    </style:style>
    <style:style style:name="xinxinli-green-polygons-outline6" style:family="presentation" style:parent-style-name="xinxinli-green-polygons-outline5">
      <style:paragraph-properties fo:margin-top="0cm" fo:margin-bottom="0.1cm"/>
      <style:text-properties fo:font-size="20pt" style:font-size-asian="20pt" style:font-size-complex="20pt"/>
    </style:style>
    <style:style style:name="xinxinli-green-polygons-outline7" style:family="presentation" style:parent-style-name="xinxinli-green-polygons-outline6">
      <style:paragraph-properties fo:margin-top="0cm" fo:margin-bottom="0.1cm"/>
      <style:text-properties fo:font-size="20pt" style:font-size-asian="20pt" style:font-size-complex="20pt"/>
    </style:style>
    <style:style style:name="xinxinli-green-polygons-outline8" style:family="presentation" style:parent-style-name="xinxinli-green-polygons-outline7">
      <style:paragraph-properties fo:margin-top="0cm" fo:margin-bottom="0.1cm"/>
      <style:text-properties fo:font-size="20pt" style:font-size-asian="20pt" style:font-size-complex="20pt"/>
    </style:style>
    <style:style style:name="xinxinli-green-polygons-outline9" style:family="presentation" style:parent-style-name="xinxinli-green-polygons-outline8">
      <style:paragraph-properties fo:margin-top="0cm" fo:margin-bottom="0.1cm"/>
      <style:text-properties fo:font-size="20pt" style:font-size-asian="20pt" style:font-size-complex="20pt"/>
    </style:style>
    <style:style style:name="xinxinli-green-polygons-subtitle" style:family="presentation">
      <style:graphic-properties draw:stroke="none" draw:fill="none" draw:textarea-vertical-align="middle" fo:wrap-option="no-wrap">
        <text:list-style style:name="xinxinli-green-polygon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-title" style:family="presentation">
      <style:graphic-properties draw:stroke="none" draw:fill="none" draw:textarea-vertical-align="middle" fo:wrap-option="no-wrap">
        <text:list-style style:name="xinxinli-green-polygon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top="0cm" fo:margin-bottom="0.4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top="0cm" fo:margin-bottom="0.3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top="0cm" fo:margin-bottom="0.2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top="0cm" fo:margin-bottom="0.1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top="0cm" fo:margin-bottom="0.1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top="0cm" fo:margin-bottom="0.1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top="0cm" fo:margin-bottom="0.1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top="0cm" fo:margin-bottom="0.1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green-polygon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green-polygon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green-polygon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green-polygons" style:page-layout-name="PM1" draw:style-name="Mdp1">
      <draw:frame draw:style-name="Mgr3" draw:text-style-name="MP5" draw:layer="backgroundobjects" svg:width="28cm" svg:height="21.062cm" svg:x="0cm" svg:y="0cm">
        <draw:image xlink:href="Pictures/10000000000007D2000005E2768EF8D0240B4240.jpg" xlink:type="simple" xlink:show="embed" xlink:actuate="onLoad">
          <text:p/>
        </draw:image>
      </draw:frame>
      <draw:frame presentation:style-name="xinxinli-green-polygons-title" draw:layer="backgroundobjects" svg:width="16.375cm" svg:height="3.175cm" svg:x="5.92cm" svg:y="7.915cm" presentation:class="title" presentation:placeholder="true">
        <draw:text-box/>
      </draw:frame>
      <draw:frame presentation:style-name="xinxinli-green-polygons-subtitle" draw:layer="backgroundobjects" svg:width="11.695cm" svg:height="1.905cm" svg:x="8.26cm" svg:y="11.7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green-polygon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green-polygons-title" draw:layer="backgroundobjects" svg:width="13.968cm" svg:height="10.476cm" svg:x="3.81cm" svg:y="2.123cm" presentation:class="page"/>
        <draw:frame presentation:style-name="xinxinli-green-polygo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1">
      <office:forms form:automatic-focus="false" form:apply-design-mode="false"/>
      <draw:frame draw:style-name="Mgr3" draw:text-style-name="MP5" draw:layer="backgroundobjects" svg:width="27.972cm" svg:height="21cm" svg:x="0cm" svg:y="0cm">
        <draw:image xlink:href="Pictures/10000000000007D2000005DFF2A5940230F44C3F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green-polygons1-title" draw:layer="backgroundobjects" svg:width="13.968cm" svg:height="10.476cm" svg:x="3.81cm" svg:y="2.123cm" presentation:class="page"/>
        <draw:frame presentation:style-name="xinxinli-green-polygon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5:49:03.285632164</meta:creation-date>
    <meta:editing-duration>PT3H21M3S</meta:editing-duration>
    <meta:editing-cycles>8</meta:editing-cycles>
    <meta:generator>LibreOffice/5.1.6.2$Linux_X86_64 LibreOffice_project/10m0$Build-2</meta:generator>
    <dc:subject>Presentation Template Design-5</dc:subject>
    <dc:title>Xinxinli Green Polygons</dc:title>
    <dc:description>Background design by Yun Chao Xu. Template implementation by Xin Li. 

2012/11/1</dc:description>
    <meta:keyword>Apache OpenOffice business</meta:keyword>
    <dc:date>2018-08-14T16:32:07.820291904</dc:date>
    <meta:document-statistic meta:object-count="107"/>
    <meta:user-defined meta:name="License">BSD (http://templates.services.openoffice.org/bsd-license)</meta:user-defined>
  </office:meta>
</office:document-meta>
</file>